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06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06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1271in"/>
    </style:style>
    <style:style style:name="Table2.B" style:family="table-column">
      <style:table-column-properties style:column-width="3.5313in"/>
    </style:style>
    <style:style style:name="Table2.1" style:family="table-row">
      <style:table-row-properties style:keep-together="true" fo:keep-together="auto"/>
    </style:style>
    <style:style style:name="Table2.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656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2.053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margin-top="0in" fo:margin-bottom="0.1945in"/>
    </style:style>
    <style:style style:name="P2" style:family="paragraph" style:parent-style-name="Footer">
      <style:paragraph-properties fo:margin-top="0in" fo:margin-bottom="0.1945in" fo:text-align="end" style:justify-single-word="false"/>
    </style:style>
    <style:style style:name="P3" style:family="paragraph" style:parent-style-name="Header">
      <style:paragraph-properties fo:margin-top="0in" fo:margin-bottom="0.1945in"/>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12" style:family="paragraph" style:parent-style-name="Standard">
      <style:paragraph-properties fo:margin-left="0in" fo:margin-right="0in" fo:margin-top="0in" fo:margin-bottom="0in" fo:text-align="start" style:justify-single-word="false" fo:orphans="0" fo:widows="0" fo:text-indent="0in" style:auto-text-indent="false" style:text-autospace="none"/>
    </style:style>
    <style:style style:name="P13"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3f7f5f" style:font-name="Monaco" fo:font-size="8pt" style:font-size-asian="8pt" style:font-size-complex="11pt" style:language-complex="zxx" style:country-complex="none"/>
    </style:style>
    <style:style style:name="P15" style:family="paragraph" style:parent-style-name="Standard">
      <style:paragraph-properties fo:margin-left="0in" fo:margin-right="0in" fo:margin-top="0in" fo:margin-bottom="0in" fo:text-align="start" style:justify-single-word="false" fo:orphans="0" fo:widows="0" fo:text-indent="0in" style:auto-text-indent="false" style:text-autospace="none"/>
      <style:text-properties fo:color="#000000" style:font-name="Monaco" fo:font-size="8pt" style:font-size-asian="8pt" style:font-size-complex="11pt" style:language-complex="zxx" style:country-complex="none"/>
    </style:style>
    <style:style style:name="P16" style:family="paragraph" style:parent-style-name="arj-code">
      <style:paragraph-properties fo:margin-left="0in" fo:margin-right="0in" fo:text-indent="0in" style:auto-text-indent="false"/>
    </style:style>
    <style:style style:name="P17" style:family="paragraph" style:parent-style-name="Footer">
      <style:paragraph-properties fo:margin-left="-0.0138in" fo:margin-right="0in" fo:text-indent="0in" style:auto-text-indent="false"/>
    </style:style>
    <style:style style:name="P18"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style>
    <style:style style:name="P19" style:family="paragraph" style:parent-style-name="Standard">
      <style:paragraph-properties fo:margin-left="1.3165in" fo:margin-right="0in" fo:margin-top="0in" fo:margin-bottom="0in" fo:text-align="start" style:justify-single-word="false" fo:orphans="0" fo:widows="0" fo:text-indent="0in" style:auto-text-indent="false" style:text-autospace="none"/>
      <style:text-properties style:font-name="Monaco" fo:font-size="8pt" style:font-size-asian="8pt" style:font-size-complex="11pt" style:language-complex="zxx" style:country-complex="none"/>
    </style:style>
    <style:style style:name="P20" style:family="paragraph" style:parent-style-name="Standard">
      <style:paragraph-properties fo:margin-left="0in" fo:margin-right="0in" fo:margin-top="0in" fo:margin-bottom="0in" fo:text-align="start" style:justify-single-word="false" fo:orphans="0" fo:widows="0" fo:text-indent="0.5in" style:auto-text-indent="false" style:text-autospace="none"/>
      <style:text-properties fo:color="#3f7f5f" style:font-name="Monaco" fo:font-size="8pt" style:font-size-asian="8pt" style:font-size-complex="11pt" style:language-complex="zxx" style:country-complex="none"/>
    </style:style>
    <style:style style:name="P21" style:family="paragraph" style:parent-style-name="Standard">
      <style:paragraph-properties fo:margin-top="0.1945in" fo:margin-bottom="0.1665in"/>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language="fr" fo:country="FR"/>
    </style:style>
    <style:style style:name="P24" style:family="paragraph" style:parent-style-name="arj-table-par">
      <style:paragraph-properties fo:margin-top="0in" fo:margin-bottom="0in" style:snap-to-layout-grid="false"/>
      <style:text-properties style:font-weight-complex="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chaptertitle">
      <style:paragraph-properties fo:margin-top="0in" fo:margin-bottom="0in"/>
    </style:style>
    <style:style style:name="P29" style:family="paragraph" style:parent-style-name="arj-code">
      <style:paragraph-properties fo:margin-top="0in" fo:margin-bottom="0in"/>
    </style:style>
    <style:style style:name="P30" style:family="paragraph" style:parent-style-name="arj-table-par">
      <style:paragraph-properties fo:margin-top="0.1945in" fo:margin-bottom="0in"/>
    </style:style>
    <style:style style:name="P31" style:family="paragraph" style:parent-style-name="Heading_20_1">
      <style:text-properties fo:language="en" fo:country="GB"/>
    </style:style>
    <style:style style:name="P32" style:family="paragraph" style:parent-style-name="arj-paragraph">
      <style:text-properties fo:language="en" fo:country="GB"/>
    </style:style>
    <style:style style:name="P33" style:family="paragraph" style:parent-style-name="arj-chaptertitle">
      <style:paragraph-properties fo:margin-top="0.1654in" fo:margin-bottom="0.2319in"/>
    </style:style>
    <style:style style:name="P34" style:family="paragraph" style:parent-style-name="arj-chaptertitle">
      <style:paragraph-properties fo:margin-top="0.1654in" fo:margin-bottom="0.2319in"/>
      <style:text-properties fo:language="en" fo:country="US"/>
    </style:style>
    <style:style style:name="P35" style:family="paragraph" style:parent-style-name="Index_20_1">
      <style:paragraph-properties>
        <style:tab-stops>
          <style:tab-stop style:position="6.6374in" style:type="right" style:leader-style="dotted" style:leader-text="."/>
        </style:tab-stops>
      </style:paragraph-properties>
    </style:style>
    <style:style style:name="P36" style:family="paragraph" style:parent-style-name="Index_20_2">
      <style:paragraph-properties>
        <style:tab-stops>
          <style:tab-stop style:position="6.4984in" style:type="right" style:leader-style="dotted" style:leader-text="."/>
        </style:tab-stops>
      </style:paragraph-properties>
    </style:style>
    <style:style style:name="P3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8" style:family="paragraph" style:parent-style-name="Contents_20_2">
      <style:paragraph-properties>
        <style:tab-stops>
          <style:tab-stop style:position="6.5307in" style:type="right" style:leader-style="dotted" style:leader-text="."/>
        </style:tab-stops>
      </style:paragraph-properties>
    </style:style>
    <style:style style:name="P39" style:family="paragraph" style:parent-style-name="Contents_20_4">
      <style:paragraph-properties>
        <style:tab-stops>
          <style:tab-stop style:position="6.1138in" style:type="right" style:leader-style="dotted" style:leader-text="."/>
        </style:tab-stops>
      </style:paragraph-properties>
    </style:style>
    <style:style style:name="P40" style:family="paragraph" style:parent-style-name="Standard">
      <style:paragraph-properties fo:margin-left="0.7957in" fo:margin-right="0in" fo:margin-top="0in" fo:margin-bottom="0in" fo:text-align="start" style:justify-single-word="false" fo:orphans="0" fo:widows="0" fo:text-indent="0in" style:auto-text-indent="false" style:text-autospace="none"/>
      <style:text-properties style:font-name="Times New Roman" fo:font-size="11pt" style:font-size-asian="11pt" style:font-size-complex="11pt"/>
    </style:style>
    <style:style style:name="P41" style:family="paragraph" style:parent-style-name="Heading_20_2">
      <style:paragraph-properties fo:margin-top="0in" fo:margin-bottom="0.1945in"/>
    </style:style>
    <style:style style:name="P42" style:family="paragraph" style:parent-style-name="Heading_20_2">
      <style:paragraph-properties fo:margin-top="0.1665in" fo:margin-bottom="0.1945in"/>
    </style:style>
    <style:style style:name="P43" style:family="paragraph" style:parent-style-name="Heading_20_2">
      <style:paragraph-properties fo:margin-left="0.748in" fo:margin-right="0in" fo:text-indent="0in" style:auto-text-indent="false"/>
    </style:style>
    <style:style style:name="P44" style:family="paragraph" style:parent-style-name="Heading_20_2">
      <style:paragraph-properties fo:margin-top="0.1665in" fo:margin-bottom="0in"/>
      <style:text-properties fo:language="en" fo:country="GB"/>
    </style:style>
    <style:style style:name="P45" style:family="paragraph" style:parent-style-name="Heading_20_3">
      <style:paragraph-properties fo:margin-top="0.1665in" fo:margin-bottom="0.1945in"/>
    </style:style>
    <style:style style:name="P46" style:family="paragraph" style:parent-style-name="Heading_20_3">
      <style:paragraph-properties fo:margin-top="0in" fo:margin-bottom="0.1945in"/>
    </style:style>
    <style:style style:name="P47" style:family="paragraph" style:parent-style-name="arj-bullet">
      <style:paragraph-properties fo:margin-top="0in" fo:margin-bottom="0in"/>
    </style:style>
    <style:style style:name="P48" style:family="paragraph" style:parent-style-name="arj-bullet">
      <style:paragraph-properties fo:margin-left="1.3165in" fo:margin-right="0in" fo:text-indent="-0.248in" style:auto-text-indent="false"/>
    </style:style>
    <style:style style:name="P49" style:family="paragraph" style:parent-style-name="arj-chapternumber" style:master-page-name="Convert_20_3">
      <style:paragraph-properties style:page-number="auto"/>
    </style:style>
    <style:style style:name="P50" style:family="paragraph" style:parent-style-name="arj-chapter-nonumber" style:master-page-name="Convert_20_2">
      <style:paragraph-properties style:page-number="auto"/>
    </style:style>
    <style:style style:name="P51" style:family="paragraph" style:parent-style-name="arj-numlist">
      <style:paragraph-properties fo:margin-top="0.1945in" fo:margin-bottom="0in"/>
    </style:style>
    <style:style style:name="P52" style:family="paragraph" style:parent-style-name="arj-numlist">
      <style:paragraph-properties fo:margin-top="0in" fo:margin-bottom="0.1945in"/>
    </style:style>
    <style:style style:name="P53" style:family="paragraph" style:parent-style-name="arj-title" style:master-page-name="First_20_Page">
      <style:paragraph-properties style:page-number="1"/>
    </style:style>
    <style:style style:name="P54" style:family="paragraph" style:parent-style-name="bl">
      <style:paragraph-properties fo:margin-left="1.3165in" fo:margin-right="0in" fo:text-indent="-0.248in" style:auto-text-indent="fals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text-properties style:font-name="Courier New1" fo:font-size="10pt" style:font-size-asian="10pt" style:font-size-complex="10pt"/>
    </style:style>
    <style:style style:name="T3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3"/>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9-01-27T10:49:15.99">1/27/09</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7T10:49:15.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37"><text:line-break/>About This Guide<text:tab/>5</text:p>
          <text:p text:style-name="P38">What This Guide Contains<text:tab/>5</text:p>
          <text:p text:style-name="P38">Audience<text:tab/>5</text:p>
          <text:p text:style-name="P38">Prerequisites<text:tab/>5</text:p>
          <text:p text:style-name="P38">Organization<text:tab/>5</text:p>
          <text:p text:style-name="P38">Documentation Conventions<text:tab/>6</text:p>
          <text:p text:style-name="P38">Additional Documentation<text:tab/>6</text:p>
          <text:p text:style-name="P38">Contacting Us<text:tab/>7</text:p>
          <text:p text:style-name="P37">An introduction to the JTA<text:tab/>8</text:p>
          <text:p text:style-name="P38">The Java Transaction API<text:tab/>8</text:p>
          <text:p text:style-name="P37">Transactions<text:tab/>9</text:p>
          <text:p text:style-name="P38">The API<text:tab/>9</text:p>
          <text:p text:style-name="P38">UserTransaction<text:tab/>9</text:p>
          <text:p text:style-name="P38">TransactionManager<text:tab/>10</text:p>
          <text:p text:style-name="P38">Suspending and resuming a transaction<text:tab/>11</text:p>
          <text:p text:style-name="P38">The Transaction interface<text:tab/>11</text:p>
          <text:p text:style-name="P38">Resource enlistment<text:tab/>12</text:p>
          <text:p text:style-name="P38">Transaction synchronization<text:tab/>12</text:p>
          <text:p text:style-name="P38">Transaction equality<text:tab/>13</text:p>
          <text:p text:style-name="P38">TransactionSynchronizationRegistry<text:tab/>13</text:p>
          <text:p text:style-name="P37">The Resource Manager<text:tab/>14</text:p>
          <text:p text:style-name="P38">The XAResource interface<text:tab/>14</text:p>
          <text:p text:style-name="P38">Extended XAResource control<text:tab/>15</text:p>
          <text:p text:style-name="P39">Enlisting multiple one-phase aware resources<text:tab/>15</text:p>
          <text:p text:style-name="P38">Opening a Resource Manager<text:tab/>16</text:p>
          <text:p text:style-name="P38">Closing a Resource Manager<text:tab/>16</text:p>
          <text:p text:style-name="P38">Threads of control<text:tab/>17</text:p>
          <text:p text:style-name="P38">Transaction association<text:tab/>17</text:p>
          <text:p text:style-name="P38">Externally controlled connections<text:tab/>18</text:p>
          <text:p text:style-name="P38">Resource sharing<text:tab/>18</text:p>
          <text:p text:style-name="P38">Local and global transactions<text:tab/>19</text:p>
          <text:p text:style-name="P38">Transaction timeouts<text:tab/>19</text:p>
          <text:p text:style-name="P38">Dynamic Registration<text:tab/>20</text:p>
          <text:p text:style-name="P37">Transaction recovery<text:tab/>21</text:p>
          <text:p text:style-name="P38">Failure recovery<text:tab/>21</text:p>
          <text:p text:style-name="P38">Recovering XAConnections<text:tab/>22</text:p>
          <text:p text:style-name="P38">Shipped XAResourceRecovery implementations<text:tab/>23</text:p>
          <text:p text:style-name="P37">JDBC and transactions<text:tab/>24</text:p>
          <text:p text:style-name="P38">Using the transactional JDBC driver<text:tab/>24</text:p>
          <text:p text:style-name="P38">Managing transactions<text:tab/>24</text:p>
          <text:p text:style-name="P38">Restrictions<text:tab/>24</text:p>
          <text:p text:style-name="P38">Transactional drivers<text:tab/>25</text:p>
          <text:p text:style-name="P38">Loading drivers<text:tab/>25</text:p>
          <text:p text:style-name="P38">Connections<text:tab/>26</text:p>
          <text:p text:style-name="P38">Making the connection<text:tab/>26</text:p>
          <text:p text:style-name="P38">JDBC 2.0<text:tab/>26</text:p>
          <text:p text:style-name="P38">XADataSources<text:tab/>26</text:p>
          <text:p text:style-name="P38">Java Naming and Directory Interface (JNDI)<text:tab/>26</text:p>
          <text:p text:style-name="P38">Dynamic class instantiation<text:tab/>27</text:p>
          <text:p text:style-name="P38">Using the connection<text:tab/>28</text:p>
          <text:p text:style-name="P38">Connection pooling<text:tab/>29</text:p>
          <text:p text:style-name="P38">Reusing connections<text:tab/>29</text:p>
          <text:p text:style-name="P38">Terminating the transaction<text:tab/>29</text:p>
          <text:p text:style-name="P38">AutoCommit<text:tab/>30</text:p>
          <text:p text:style-name="P38">Setting isolation levels<text:tab/>30</text:p>
          <text:p text:style-name="P37">Examples<text:tab/>31</text:p>
          <text:p text:style-name="P38">JDBC example<text:tab/>31</text:p>
          <text:p text:style-name="P38">Failure recovery example<text:tab/>33</text:p>
          <text:p text:style-name="P37">Configuring JBossJTA<text:tab/>37</text:p>
          <text:p text:style-name="P38">Configuration options<text:tab/>37</text:p>
          <text:p text:style-name="P37"><text:soft-page-break/>Using JBossJTA in application servers<text:tab/>38</text:p>
          <text:p text:style-name="P38">JBOSS Application Server<text:tab/>38</text:p>
          <text:p text:style-name="P38">Configuration<text:tab/>38</text:p>
          <text:p text:style-name="P39">Service Configuration<text:tab/>38</text:p>
          <text:p text:style-name="P38">Logging<text:tab/>39</text:p>
          <text:p text:style-name="P38">The services<text:tab/>39</text:p>
          <text:p text:style-name="P39">TransactionManagerService<text:tab/>39</text:p>
          <text:p text:style-name="P38">Ensuring Transactional Context is Propagated to the Server<text:tab/>39</text:p>
          <text:p text:style-name="P37">Index<text:tab/>40</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4.0</text:bookmark-ref> (JBossJTA).</text:p>
      <text:p text:style-name="Heading_20_1">Audience</text:p>
      <text:p text:style-name="arj-paragraph">This guide is most relevant to engineers who are responsible for administering <text:bookmark-ref text:reference-format="text" text:ref-name="prodname">JBoss Transactions API 4.4.0</text:bookmark-ref> installations.</text:p>
      <text:p text:style-name="Heading_20_1">Prerequisites</text:p>
      <text:p text:style-name="P32">Knowledge of JTA and JDBC.</text:p>
      <text:p text:style-name="Heading_20_1">Organization</text:p>
      <text:p text:style-name="arj-paragraph">This guide contains the following chapters:</text:p>
      <text:list xml:id="list511540014"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oft-page-break/><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54"/>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2"><text:span text:style-name="arj-bold">Bold</text:span></text:p>
          </table:table-cell>
          <table:table-cell table:style-name="Table1.B2" office:value-type="string">
            <text:p text:style-name="P22">Emphasizes items of particular importance.</text:p>
          </table:table-cell>
        </table:table-row>
        <table:table-row table:style-name="Table1.1">
          <table:table-cell table:style-name="Table1.A2" office:value-type="string">
            <text:p text:style-name="P22"><text:span text:style-name="arj-codechar">Code</text:span></text:p>
          </table:table-cell>
          <table:table-cell table:style-name="Table1.B2" office:value-type="string">
            <text:p text:style-name="P22">Text that represents programming code.</text:p>
          </table:table-cell>
        </table:table-row>
        <table:table-row table:style-name="Table1.1">
          <table:table-cell table:style-name="Table1.A2" office:value-type="string">
            <text:p text:style-name="P22"><text:span text:style-name="arj-function">Function | Function</text:span></text:p>
          </table:table-cell>
          <table:table-cell table:style-name="Table1.B2"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2">( ) and |</text:p>
          </table:table-cell>
          <table:table-cell table:style-name="Table1.B2" office:value-type="string">
            <text:p text:style-name="P9">Parentheses enclose optional items in command syntax. The vertical bar separates syntax items in a list of choices. For example, any of the following three items can be entered in this syntax:</text:p>
            <text:p text:style-name="P30"><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3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976567931" text:continue-list="list511540014" text:style-name="WW8Num26">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oft-page-break/><text:span text:style-name="T3"><text:bookmark-ref text:reference-format="text" text:ref-name="prodname">JBoss Transactions API 4.4.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239918629" text:style-name="WW8Num30">
        <text:list-item text:start-value="1">
          <text:p text:style-name="P49"><text:bookmark-start text:name="_Ref42233642"/></text:p>
        </text:list-item>
      </text:list>
      <text:p text:style-name="P34"><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xml:id="list1237666886" text:continue-list="list976567931"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47"><text:span text:style-name="T4">resource manager</text:span>: (through a resource adapter<text:span text:style-name="Footnote_20_Symbol"><text:note text:id="ftn1" text:note-class="footnote"><text:note-citation>1</text:note-citation><text:note-body><text:p text:style-name="P1"><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xml:id="list1063859456" text:style-name="WW8Num17">
        <text:list-item>
          <text:p text:style-name="arj-note"><text:alphabetical-index-mark text:string-value="JBoss Transactions compliance"/>the JTA support provided by <text:span text:style-name="T5">JBossJTA </text:span>is compliant with the 1.1 specification.</text:p>
        </text:list-item>
      </text:list>
      <text:list xml:id="list174181735" text:continue-list="list239918629" text:style-name="WW8Num30">
        <text:list-item>
          <text:p text:style-name="arj-chapternumber"><text:bookmark-start text:name="_Ref42233638"/></text:p>
        </text:list-item>
      </text:list>
      <text:p text:style-name="P33"><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xml:id="list1387990749"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41"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xml:id="list1110770826" text:continue-list="list1063859456" text:style-name="WW8Num17">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xml:id="list2106342196" text:style-name="WW8Num20">
        <text:list-item>
          <text:p text:style-name="P51">make sure the property com.arjuna.ats.jta.jtaTMImplementation is set to com.arjuna.ats.internal.jta.transaction.arjunacore.TransactionManagerImple.</text:p>
        </text:list-item>
        <text:list-item>
          <text:p text:style-name="P52">make sure the property com.arjuna.ats.jta.jtaUTImplementation is set to com.arjuna.ats.internal.jta.transaction.arjunacore.UserTransactionImple.</text:p>
        </text:list-item>
      </text:list>
      <text:h text:style-name="P41" text:outline-level="2"><text:soft-page-break/></text:h>
      <text:h text:style-name="P41"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xml:id="list182361119" text:continue-list="list1110770826" text:style-name="WW8Num17">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xml:id="list1932189985" text:continue-numbering="true" text:style-name="WW8Num17">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41" text:outline-level="2"><text:soft-page-break/>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xml:id="list601339010" text:continue-numbering="true" text:style-name="WW8Num17">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xml:id="list892069623" text:continue-numbering="true" text:style-name="WW8Num17">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42"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xml:id="list1733930527" text:continue-list="list1237666886"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ext:soft-page-break/>throws an exception.<text:alphabetical-index-mark text:string-value="terminating transactions" text:key1="Thread restrictions"/> At present <text:span text:style-name="T5">JBossJTA </text:span>does not impose restrictions on threads terminating transactions.</text:p>
      <text:h text:style-name="P42"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42"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xml:id="list172570180" text:continue-list="list1733930527"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ext:soft-page-break/>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41"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h text:style-name="Heading_20_2" text:outline-level="2">TransactionSynchronizationRegistry</text:h>
      <text:p text:style-name="Standard">The j<text:bookmark-start text:name="DDE_LINK"/>avax.transaction.<text:bookmark-start text:name="DDE_LINK1"/>TransactionSynchronizationRegistry<text:bookmark-end text:name="DDE_LINK"/><text:bookmark-end text:name="DDE_LINK1"/> interface, added to the JTA API in version 1.1, provides for registering Synchronizations with special ordering behavior and for storing key-value pairs in a per transaction Map. Full details are available from the JTA 1.1 API specification and javadoc. Here we focus on implementation specific behavior.</text:p>
      <text:p text:style-name="Standard">In standalone environments, the Implementation can be accessed as follows:</text:p>
      <text:p text:style-name="arj-code"><text:tab/>javax.transaction.TransactionSynchronizationRegistry tsr = new com.arjuna.ats.internal.jta.transaction.arjunacore.TransactionSynchronizationRegistryImple();</text:p>
      <text:p text:style-name="Standard">This is a stateless object and hence is cheap to instantiate.</text:p>
      <text:p text:style-name="Standard">In application server environments the standard JNDI name binding is java:comp/TransactionSynchronizationRegistry</text:p>
      <text:p text:style-name="Standard">Ordering of interposed Synchronizations is relative to other local Synchronizations only. In cases where the transaction is distributed over multiple JVMs, global ordering is not guaranteed.</text:p>
      <text:p text:style-name="Standard">The per-transaction data storage provided by the TransactionSynchronizationRegistry getResource/putResource is non-persistent and thus not available in Transactions during crash recovery. When running integrated with an application server or other container, this storage may be used for system purposes. To avoid collisions it is recommended to use an application specific prefix on map keys. e.g. put(“myapp_”+key, value). <text:s/>The behavior of the Map on Threads that have status NO_TRANSACTION or where the transaction they are associated with has been rolled back by another Thread, such as in the case of a timeout, is undefined. <text:s/>It is possible to have a Transaction be associated with multiple Threads. For such cases the Map is synchronized to provide thread safety.</text:p>
      <text:list xml:id="list1927451225" text:continue-list="list174181735" text:style-name="WW8Num30">
        <text:list-item>
          <text:p text:style-name="arj-chapternumber"/>
        </text:list-item>
      </text:list>
      <text:p text:style-name="P28">The Resource Manager</text:p>
      <text:p text:style-name="P31">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xml:id="list2120829746" text:continue-list="list172570180"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ext:soft-page-break/>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41"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xml:id="list598017839" text:continue-list="list892069623" text:style-name="WW8Num17">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xml:id="list1058560576" text:continue-numbering="true" text:style-name="WW8Num17">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xml:id="list466250518" text:style-name="WW8Num16">
        <text:list-item>
          <text:list>
            <text:list-item>
              <text:list>
                <text:list-item>
                  <text:p text:style-name="P45">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text:soft-page-break/>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xml:id="list1785157630" text:continue-list="list2120829746"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xml:id="list1193757860" text:continue-list="list1387990749" text:style-name="WW8Num24">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xml:id="list1403873432" text:continue-list="list1785157630"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text:soft-page-break/>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text:soft-page-break/>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9">XAResource xares = r1.getXAResource();<text:line-break/><text:line-break/>xares.start(xid1); // associate xid1 to the connection<text:line-break/><text:line-break/>..</text:p>
      <text:p text:style-name="P29">xares.end(xid1); // disassociate xid1 to the connection</text:p>
      <text:p text:style-name="P29">..</text:p>
      <text:p text:style-name="P29">xares.start(xid2); // associate xid2 to the connection</text:p>
      <text:p text:style-name="P29">..</text:p>
      <text:p text:style-name="P29">// While the connection is associated with xid2,</text:p>
      <text:p text:style-name="P29">// the TM starts the commit process for xid1</text:p>
      <text:p text:style-name="P29">status = xares.prepare(xid1);</text:p>
      <text:p text:style-name="P29">..</text:p>
      <text:p text:style-name="P29">xares.commit(xid1, false);</text:p>
      <text:p text:style-name="Heading_20_1"><text:soft-page-break/>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xml:id="list1727881739" text:continue-list="list1403873432"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use the <text:span text:style-name="T9">com.arjuna.ats.arjuna.coordinator.defaultTimeout</text:span> property value and give a timeout in seconds. The default value is 60 seconds. If you set this to 0 then no timeout will be associated with transactions.</text:p>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xml:id="list402187322" text:continue-list="list1727881739" text:style-name="WW8Num26">
        <text:list-item text:start-value="1">
          <text:p text:style-name="arj-bullet"><text:soft-page-break/>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xml:id="list1467434898" text:continue-list="list1927451225" text:style-name="WW8Num30">
        <text:list-item>
          <text:p text:style-name="arj-chapternumber"><text:bookmark-start text:name="_Ref42179723"/></text:p>
        </text:list-item>
      </text:list>
      <text:p text:style-name="P28"><text:bookmark-end text:name="_Ref42179723"/>Transaction recovery</text:p>
      <text:p text:style-name="P31">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xml:id="list62299587" text:continue-list="list1058560576" text:style-name="WW8Num17">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xml:id="list187848186" text:continue-list="list402187322"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text:soft-page-break/>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xml:id="list429573788" text:continue-list="list62299587" text:style-name="WW8Num17">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xml:id="list1769724209" text:continue-numbering="true" text:style-name="WW8Num17">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xml:id="list1828867715" text:continue-list="list187848186"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text:soft-page-break/>connections to be obtained. If this returns <text:span text:style-name="T5">false</text:span>, <text:span text:style-name="T10">getXAResource</text:span> will not be called again during this recovery sweep and the instance will not be used further until the next recovery scan. It is up to the implementation to maintain the internal state backing this method and to reset the iteration as required. Failure to do so will mean that the second and subsequent recovery sweeps in the lifetime of the JVM do not attempt recovery.</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48"/>
        </text:list-item>
      </text:list>
      <text:list xml:id="list1843373463" text:continue-list="list1769724209" text:style-name="WW8Num17">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
      <text:p text:style-name="Heading_20_1">Alternative to XAResourceRecovery</text:p>
      <text:p text:style-name="Text_20_body">The iterator based approach used by XAResourceRecovery leads to a requirement for implementations to manage state, which makes them more complex than necessary.</text:p>
      <text:p text:style-name="Text_20_body">As an alternative, starting with JBossTS 4.4, users may provide an implementation of <text:s/>the public interface</text:p>
      <text:p text:style-name="P16"><text:tab/><text:tab/><text:tab/><text:tab/><text:tab/>com.arjuna.ats.jta.recovery.<text:bookmark-start text:name="DDE_LINK3"/>XAResourceRecoveryHelper</text:p>
      <text:p text:style-name="P16"><text:bookmark-end text:name="DDE_LINK3"/><text:tab/><text:tab/><text:tab/><text:tab/><text:tab/>{</text:p>
      <text:p text:style-name="arj-code"><text:s text:c="4"/>public boolean initialise(String p) throws Exception;</text:p>
      <text:p text:style-name="arj-code"><text:s text:c="4"/>public XAResource[] <text:bookmark-start text:name="DDE_LINK2"/>getXAResources<text:bookmark-end text:name="DDE_LINK2"/>() throws Exception;</text:p>
      <text:p text:style-name="P16"><text:tab/><text:tab/><text:tab/><text:tab/><text:tab/>}</text:p>
      <text:p text:style-name="Standard">During each recovery sweep the getXAResources method will be called and recovery attempted on each element of the array. For the majority of resource managers it will be necessary to have only one XAResource in the array, as the recover() call on it can return multiple Xids.</text:p>
      <text:p text:style-name="Standard">Unlike XAResourceRecovery instances, which are configured via the xml properties file and instantiated by JBossTS, instances of <text:s/>XAResourceRecoveryHelper and constructed by the application code and registered with JBossTS by calling</text:p>
      <text:p text:style-name="Text_20_body"><text:tab/>XARecoveryModule.addXAResourceRecoveryHelper(...) </text:p>
      <text:p text:style-name="Standard">The initialize method is not called by JBossTS in the current implementation, but is provided to allow for the addition of further configuration options in later releases.</text:p>
      <text:p text:style-name="Standard"><text:soft-page-break/>XAResourceRecoveryHelper instances may be deregistered, after which they will no longer be called by the recovery manager. Deregistration may block for a time if a recovery scan is in progress.</text:p>
      <text:p text:style-name="Standard"><text:tab/>XARecoveryModule.removeXAResourceRecoveryHelper(...) </text:p>
      <text:p text:style-name="Standard">The ability to dynamically add and remove instances of <text:s/>XAResourceRecoveryHelper whilst the system is running makes this approach an attractive option for environments in which e.g. datasources may be deployed or undeployed, such as application servers. <text:s/>Care should be taken with classloading behaviour in such cases.</text:p>
      <text:p text:style-name="Heading_20_1">Shipped XAResourceRecovery implementations</text:p>
      <text:p text:style-name="arj-paragraph">Recovery of XA datasources can sometimes be implementation dependant, requiring developers to provide their own XAResourceRecovery instances. However, JBossTS ships with several out-of-the-box implementations that may be useful.</text:p>
      <text:list xml:id="list1126786184" text:continue-numbering="true" text:style-name="WW8Num17">
        <text:list-item>
          <text:p text:style-name="arj-note">These XAResourceRecovery instances are primarily intended for when running JBossTS outside of a container such as JBossAS, since they rely upon XADataSources as the primary handle to drive recovery. If you are not running JBossTS stand-alone then you should consult the relevant integration documentation to ensure that the right recovery modules are being used. <text:s/></text:p>
        </text:list-item>
      </text:list>
      <text:list xml:id="list1355330422" text:continue-list="list1828867715"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URL" value="jdbc:oracle:thin:@hostname:1521:sid"/&gt;</text:p>
      <text:p text:style-name="P19"><text:s text:c="8"/>&lt;property name="UserName" <text:s text:c="3"/>value="username"/&gt;</text:p>
      <text:p text:style-name="P19"><text:s text:c="8"/>&lt;property name="Password" <text:s text:c="3"/>value="password"/&gt;</text:p>
      <text:p text:style-name="P18"><text:span text:style-name="T2"><text:s text:c="4"/></text:span><text:span text:style-name="T19">&lt;/properties&gt;</text:span><text:span text:style-name="T2"><text:line-break/></text:span><text:span text:style-name="T19">&lt;/transaction-service&gt;</text:span></text:p>
      <text:list xml:id="list339794343" text:continue-list="list1355330422"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9">&lt;?xml version="1.0" encoding="UTF-8"?&gt;</text:p>
      <text:p text:style-name="P19"/>
      <text:p text:style-name="P19">&lt;transaction-service&gt;</text:p>
      <text:p text:style-name="P19"><text:s text:c="4"/>&lt;properties name="jdbc" type="system"&gt;</text:p>
      <text:p text:style-name="P19"><text:s text:c="8"/>&lt;property name="DatabaseJNDIName" value="java:ExampleDS"/&gt;</text:p>
      <text:p text:style-name="P19"><text:s text:c="8"/>&lt;property name="UserName" <text:s text:c="8"/>value="username"/&gt;</text:p>
      <text:p text:style-name="P19"><text:s text:c="8"/>&lt;property name="Password" <text:s text:c="8"/>value="password"/&gt;</text:p>
      <text:p text:style-name="P18"><text:span text:style-name="T19"><text:s text:c="4"/>&lt;/properties&gt;</text:span><text:span text:style-name="T2"><text:line-break/></text:span><text:span text:style-name="T19">&lt;/transaction-service&gt;</text:span></text:p>
      <text:p text:style-name="arj-paragraph">Because these classes are <text:span text:style-name="T31">XAResourceRecovery</text:span> instances they are passed any necessary initialization information via the <text:span text:style-name="T31">initialise</text:span> operation. In the case of OracleXARecovery and JDBCXARecovery this should be the location of a property file and is specified in the JBossTS configuration file. For example:</text:p>
      <text:p text:style-name="P40"><text:soft-page-break/></text:p>
      <text:p text:style-name="arj-code">com.arjuna.ats.jta.recovery.XAResourceRecoveryJDBC=com.arjuna.ats.internal.jdbc.recovery.JDBCXAResourceRecovery;thePropertyFile</text:p>
      <text:list xml:id="list198910021" text:continue-list="list1467434898" text:style-name="WW8Num30">
        <text:list-item>
          <text:p text:style-name="arj-chapternumber"><text:bookmark-start text:name="_Ref42233526"/></text:p>
        </text:list-item>
      </text:list>
      <text:p text:style-name="P28"><text:bookmark-end text:name="_Ref42233526"/>JDBC and transactions</text:p>
      <text:p text:style-name="P31">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xml:id="list1805208987" text:continue-list="list339794343"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xml:id="list1285780547" text:continue-list="list1805208987"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42"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42"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ext:soft-page-break/>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42"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text:soft-page-break/>Connections</text:p>
      <text:p text:style-name="arj-paragraph">In this section we shall discuss the notion of transactional JDBC connections, how they are managed within <text:span text:style-name="T5">JBossJTA</text:span> and the implications on using them within an application.</text:p>
      <text:h text:style-name="P43"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42"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xml:id="list1405995180" text:continue-list="list1285780547"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41"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42"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oft-page-break/><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42"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ext:soft-page-break/>
        <table:table-row table:style-name="Table2.1">
          <table:table-cell table:style-name="Table2.A1" office:value-type="string">
            <text:p text:style-name="P26">Database Type</text:p>
          </table:table-cell>
          <table:table-cell table:style-name="Table2.B1" office:value-type="string">
            <text:p text:style-name="P26">Property Name</text:p>
          </table:table-cell>
        </table:table-row>
        <table:table-row table:style-name="Table2.1">
          <table:table-cell table:style-name="Table2.A2" office:value-type="string">
            <text:p text:style-name="P25">Cloudscape 3.6</text:p>
          </table:table-cell>
          <table:table-cell table:style-name="Table2.B2" office:value-type="string">
            <text:p text:style-name="P27">com.arjuna.ats.internal.jdbc.drivers.cloudscape_3_6</text:p>
          </table:table-cell>
        </table:table-row>
        <table:table-row table:style-name="Table2.1">
          <table:table-cell table:style-name="Table2.A2" office:value-type="string">
            <text:p text:style-name="P25">Sequelink 5.1</text:p>
          </table:table-cell>
          <table:table-cell table:style-name="Table2.B2" office:value-type="string">
            <text:p text:style-name="P27">com.arjuna.ats.internal.jdbc.drivers.sequelink_5_1</text:p>
          </table:table-cell>
        </table:table-row>
        <table:table-row table:style-name="Table2.1">
          <table:table-cell table:style-name="Table2.A2" office:value-type="string">
            <text:p text:style-name="P25">Oracle 8.1.6</text:p>
          </table:table-cell>
          <table:table-cell table:style-name="Table2.B2" office:value-type="string">
            <text:p text:style-name="P27">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xml:id="list1948808996" text:continue-list="list1126786184" text:style-name="WW8Num17">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42"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xml:id="list218485999" text:continue-numbering="true" text:style-name="WW8Num17">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text:soft-page-break/>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42"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42"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42"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42" text:outline-level="2"><text:soft-page-break/>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42"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xml:id="list1557774572" text:continue-numbering="true" text:style-name="WW8Num17">
        <text:list-item>
          <text:p text:style-name="arj-note">At present this property applies to all XA connections created in the JVM.</text:p>
        </text:list-item>
      </text:list>
      <text:list xml:id="list1702933606" text:continue-list="list198910021" text:style-name="WW8Num30">
        <text:list-item>
          <text:p text:style-name="arj-chapternumber"/>
        </text:list-item>
      </text:list>
      <text:p text:style-name="P28">Examples</text:p>
      <text:p text:style-name="P31">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text:soft-pag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text:soft-pag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 with BasicXARecovery</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xml:id="list789243282" text:continue-list="list1193757860" text:style-name="WW8Num24">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xml:id="list271778821" text:continue-list="list1405995180"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xml:id="list1258798759" text:continue-list="list1557774572" text:style-name="WW8Num17">
        <text:list-item>
          <text:p text:style-name="arj-note">Some error handling code has been removed from this text for ease of readability purposes.</text:p>
        </text:list-item>
      </text:list>
      <text:p text:style-name="P20">/*</text:p>
      <text:p text:style-name="P14"><text:tab/> * Some XAResourceRecovery implementations will do their startup work here,</text:p>
      <text:p text:style-name="P14"><text:tab/> * and then do little or nothing in setDetails. Since this one needs to know</text:p>
      <text:p text:style-name="P14"><text:tab/> * dynamic class name, the constructor does nothing.</text:p>
      <text:p text:style-name="P14"><text:tab/> */</text:p>
      <text:p text:style-name="P13"/>
      <text:p text:style-name="P12"><text:span text:style-name="T20"><text:tab/></text:span><text:span text:style-name="T22">public</text:span><text:span text:style-name="T20"> BasicXARecovery () </text:span><text:span text:style-name="T22">throws</text:span><text:span text:style-name="T20"> SQLException</text:span></text:p>
      <text:p text:style-name="P15"><text:tab/>{</text:p>
      <text:p text:style-name="P12"><text:soft-page-break/><text:span text:style-name="T20"><text:tab/><text:tab/></text:span><text:span text:style-name="T23">numberOfConnections</text:span><text:span text:style-name="T20"> = 1;</text:span></text:p>
      <text:p text:style-name="P12"><text:span text:style-name="T20"><text:tab/><text:tab/></text:span><text:span text:style-name="T23">connectionIndex</text:span><text:span text:style-name="T20"> = 0;</text:span></text:p>
      <text:p text:style-name="P12"><text:span text:style-name="T20"><text:tab/><text:tab/></text:span><text:span text:style-name="T23">props</text:span><text:span text:style-name="T20"> = </text:span><text:span text:style-name="T22">null</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2"><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2"><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2"><text:span text:style-name="T20"><text:tab/> </text:span><text:span text:style-name="T25">*</text:span><text:span text:style-name="T20"> </text:span></text:p>
      <text:p text:style-name="P12"><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2"><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5"><text:tab/>{</text:p>
      <text:p text:style-name="P12"><text:span text:style-name="T20"><text:tab/><text:tab/></text:span><text:span text:style-name="T22">if</text:span><text:span text:style-name="T20"> (parameter == </text:span><text:span text:style-name="T22">null</text:span><text:span text:style-name="T20">) </text:span></text:p>
      <text:p text:style-name="P12"><text:span text:style-name="T20"><text:tab/><text:tab/><text:tab/></text:span><text:span text:style-name="T22">return</text:span><text:span text:style-name="T20"> </text:span><text:span text:style-name="T22">true</text:span><text:span text:style-name="T20">;</text:span></text:p>
      <text:p text:style-name="P13"/>
      <text:p text:style-name="P12"><text:span text:style-name="T20"><text:tab/><text:tab/></text:span><text:span text:style-name="T22">int</text:span><text:span text:style-name="T20"> breakPosition = parameter.indexOf(</text:span><text:span text:style-name="T24">BREAKCHARACTER</text:span><text:span text:style-name="T20">);</text:span></text:p>
      <text:p text:style-name="P15"><text:tab/><text:tab/>String fileName = parameter;</text:p>
      <text:p text:style-name="P13"/>
      <text:p text:style-name="P12"><text:span text:style-name="T20"><text:tab/><text:tab/></text:span><text:span text:style-name="T22">if</text:span><text:span text:style-name="T20"> (breakPosition != -1)</text:span></text:p>
      <text:p text:style-name="P15"><text:tab/><text:tab/>{</text:p>
      <text:p text:style-name="P15"><text:tab/><text:tab/><text:tab/>fileName = parameter.substring(0, breakPosition - 1);</text:p>
      <text:p text:style-name="P13"/>
      <text:p text:style-name="P12"><text:span text:style-name="T20"><text:tab/><text:tab/><text:tab/></text:span><text:span text:style-name="T22">try</text:span></text:p>
      <text:p text:style-name="P15"><text:tab/><text:tab/><text:tab/>{</text:p>
      <text:p text:style-name="P12"><text:span text:style-name="T20"><text:tab/><text:tab/><text:tab/><text:tab/></text:span><text:span text:style-name="T23">numberOfConnections</text:span><text:span text:style-name="T20"> = Integer.</text:span><text:span text:style-name="T21">parseInt</text:span><text:span text:style-name="T20">(parameter</text:span></text:p>
      <text:p text:style-name="P15"><text:tab/><text:tab/><text:tab/><text:tab/><text:tab/><text:tab/>.substring(breakPosition + 1));</text:p>
      <text:p text:style-name="P15"><text:tab/><text:tab/><text:tab/>}</text:p>
      <text:p text:style-name="P12"><text:span text:style-name="T20"><text:tab/><text:tab/><text:tab/></text:span><text:span text:style-name="T22">catch</text:span><text:span text:style-name="T20"> (NumberFormatException e)</text:span></text:p>
      <text:p text:style-name="P15"><text:tab/><text:tab/><text:tab/>{</text:p>
      <text:p text:style-name="P12"><text:span text:style-name="T20"><text:tab/><text:tab/><text:tab/><text:tab/></text:span><text:span text:style-name="T22">return</text:span><text:span text:style-name="T20"> </text:span><text:span text:style-name="T22">false</text:span><text:span text:style-name="T20">;</text:span></text:p>
      <text:p text:style-name="P15"><text:tab/><text:tab/><text:tab/>}</text:p>
      <text:p text:style-name="P15"><text:tab/><text:tab/>}</text:p>
      <text:p text:style-name="P13"/>
      <text:p text:style-name="P12"><text:span text:style-name="T20"><text:tab/><text:tab/></text:span><text:span text:style-name="T22">try</text:span></text:p>
      <text:p text:style-name="P15"><text:tab/><text:tab/>{</text:p>
      <text:p text:style-name="P15"><text:tab/><text:tab/><text:tab/>String uri = com.arjuna.common.util.FileLocator</text:p>
      <text:p text:style-name="P12"><text:span text:style-name="T20"><text:tab/><text:tab/><text:tab/><text:tab/><text:tab/>.</text:span><text:span text:style-name="T21">locateFile</text:span><text:span text:style-name="T20">(fileName);</text:span></text:p>
      <text:p text:style-name="P12"><text:span text:style-name="T20"><text:tab/><text:tab/><text:tab/>jdbcPropertyManager.</text:span><text:span text:style-name="T24">propertyManager</text:span><text:span text:style-name="T20">.load(XMLFilePlugin.</text:span><text:span text:style-name="T22">class</text:span></text:p>
      <text:p text:style-name="P15"><text:tab/><text:tab/><text:tab/><text:tab/><text:tab/>.getName(), uri);</text:p>
      <text:p text:style-name="P13"/>
      <text:p text:style-name="P12"><text:span text:style-name="T20"><text:tab/><text:tab/><text:tab/></text:span><text:span text:style-name="T23">props</text:span><text:span text:style-name="T20"> = jdbcPropertyManager.</text:span><text:span text:style-name="T24">propertyManager</text:span><text:span text:style-name="T20">.getProperties();</text:span></text:p>
      <text:p text:style-name="P15"><text:tab/><text:tab/>}</text:p>
      <text:p text:style-name="P12"><text:span text:style-name="T20"><text:tab/><text:tab/></text:span><text:span text:style-name="T22">catch</text:span><text:span text:style-name="T20"> (Exception e)</text:span></text:p>
      <text:p text:style-name="P15"><text:tab/><text:tab/>{</text:p>
      <text:p text:style-name="P12"><text:span text:style-name="T20"><text:tab/><text:tab/><text:tab/></text:span><text:span text:style-name="T22">return</text:span><text:span text:style-name="T20"> </text:span><text:span text:style-name="T22">false</text:span><text:span text:style-name="T20">;</text:span></text:p>
      <text:p text:style-name="P15"><text:tab/><text:tab/>}</text:p>
      <text:p text:style-name="P13"/>
      <text:p text:style-name="P12"><text:span text:style-name="T20"><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5">/**</text:span></text:p>
      <text:p text:style-name="P12"><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2"><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2"><text:span text:style-name="T20"><text:tab/> </text:span><text:span text:style-name="T25">*/</text:span></text:p>
      <text:p text:style-name="P13"/>
      <text:p text:style-name="P12"><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5"><text:tab/>{</text:p>
      <text:p text:style-name="P12"><text:span text:style-name="T20"><text:tab/><text:tab/>JDBC2RecoveryConnection conn = </text:span><text:span text:style-name="T22">null</text:span><text:span text:style-name="T20">;</text:span></text:p>
      <text:p text:style-name="P13"/>
      <text:p text:style-name="P12"><text:span text:style-name="T20"><text:tab/><text:tab/></text:span><text:span text:style-name="T22">if</text:span><text:span text:style-name="T20"> (hasMoreResources())</text:span></text:p>
      <text:p text:style-name="P15"><text:tab/><text:tab/>{</text:p>
      <text:p text:style-name="P12"><text:span text:style-name="T20"><text:tab/><text:tab/><text:tab/></text:span><text:span text:style-name="T23">connectionIndex</text:span><text:span text:style-name="T20">++;</text:span></text:p>
      <text:p text:style-name="P13"/>
      <text:p text:style-name="P15"><text:tab/><text:tab/><text:tab/>conn = getStandardConnection();</text:p>
      <text:p text:style-name="P13"/>
      <text:p text:style-name="P12"><text:soft-page-break/><text:span text:style-name="T20"><text:tab/><text:tab/><text:tab/></text:span><text:span text:style-name="T22">if</text:span><text:span text:style-name="T20"> (conn == </text:span><text:span text:style-name="T22">null</text:span><text:span text:style-name="T20">) conn = getJNDIConnection();</text:span></text:p>
      <text:p text:style-name="P15"><text:tab/><text:tab/>}</text:p>
      <text:p text:style-name="P13"/>
      <text:p text:style-name="P12"><text:span text:style-name="T20"><text:tab/><text:tab/></text:span><text:span text:style-name="T22">return</text:span><text:span text:style-name="T20"> conn.recoveryConnection().getConnection().getXAResource();</text:span></text:p>
      <text:p text:style-name="P15"><text:tab/>}</text:p>
      <text:p text:style-name="P13"/>
      <text:p text:style-name="P12"><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5"><text:tab/>{</text:p>
      <text:p text:style-name="P12"><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2"><text:span text:style-name="T20"><text:tab/><text:tab/><text:tab/></text:span><text:span text:style-name="T22">return</text:span><text:span text:style-name="T20"> </text:span><text:span text:style-name="T22">false</text:span><text:span text:style-name="T20">;</text:span></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true</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Standard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2"><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3"/>
      <text:p text:style-name="P12"><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String dc = </text:span><text:span text:style-name="T23">props</text:span><text:span text:style-name="T20">.getProperty(dynamicClass);</text:span></text:p>
      <text:p text:style-name="P13"/>
      <text:p text:style-name="P12"><text:span text:style-name="T20"><text:tab/><text:tab/><text:tab/></text:span><text:span text:style-name="T22">if</text:span><text:span text:style-name="T20"> (dc != </text:span><text:span text:style-name="T22">null</text:span><text:span text:style-name="T20">)</text:span></text:p>
      <text:p text:style-name="P12"><text:span text:style-name="T20"><text:tab/><text:tab/><text:tab/><text:tab/>dbProperties.put(TransactionalDriver.</text:span><text:span text:style-name="T24">dynamicClass</text:span><text:span text:style-name="T20">, dc);</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final</text:span><text:span text:style-name="T20"> JDBC2RecoveryConnection getJNDIConnection ()</text:span></text:p>
      <text:p text:style-name="P12"><text:span text:style-name="T20"><text:tab/><text:tab/><text:tab/></text:span><text:span text:style-name="T22">throws</text:span><text:span text:style-name="T20"> SQLException</text:span></text:p>
      <text:p text:style-name="P15"><text:tab/>{</text:p>
      <text:p text:style-name="P12"><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2"><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2"><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2"><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3"/>
      <text:p text:style-name="P12"><text:span text:style-name="T20"><text:tab/><text:tab/>Properties dbProperties = </text:span><text:span text:style-name="T22">new</text:span><text:span text:style-name="T20"> Properties();</text:span></text:p>
      <text:p text:style-name="P13"/>
      <text:p text:style-name="P12"><text:span text:style-name="T20"><text:tab/><text:tab/>String theUser = </text:span><text:span text:style-name="T23">props</text:span><text:span text:style-name="T20">.getProperty(user);</text:span></text:p>
      <text:p text:style-name="P12"><text:span text:style-name="T20"><text:tab/><text:tab/>String thePassword = </text:span><text:span text:style-name="T23">props</text:span><text:span text:style-name="T20">.getProperty(password);</text:span></text:p>
      <text:p text:style-name="P13"/>
      <text:p text:style-name="P12"><text:span text:style-name="T20"><text:tab/><text:tab/></text:span><text:span text:style-name="T22">if</text:span><text:span text:style-name="T20"> (theUser != </text:span><text:span text:style-name="T22">null</text:span><text:span text:style-name="T20">)</text:span></text:p>
      <text:p text:style-name="P15"><text:tab/><text:tab/>{</text:p>
      <text:p text:style-name="P12"><text:span text:style-name="T20"><text:tab/><text:tab/><text:tab/>dbProperties.put(TransactionalDriver.</text:span><text:span text:style-name="T24">userName</text:span><text:span text:style-name="T20">, theUser);</text:span></text:p>
      <text:p text:style-name="P12"><text:span text:style-name="T20"><text:tab/><text:tab/><text:tab/>dbProperties.put(TransactionalDriver.</text:span><text:span text:style-name="T24">password</text:span><text:span text:style-name="T20">, thePassword);</text:span></text:p>
      <text:p text:style-name="P13"/>
      <text:p text:style-name="P12"><text:span text:style-name="T20"><text:tab/><text:tab/><text:tab/></text:span><text:span text:style-name="T22">return</text:span><text:span text:style-name="T20"> </text:span><text:span text:style-name="T22">new</text:span><text:span text:style-name="T20"> JDBC2RecoveryConnection(url, dbProperties);</text:span></text:p>
      <text:p text:style-name="P15"><text:tab/><text:tab/>}</text:p>
      <text:p text:style-name="P12"><text:span text:style-name="T20"><text:tab/><text:tab/></text:span><text:span text:style-name="T22">else</text:span></text:p>
      <text:p text:style-name="P12"><text:span text:style-name="T20"><text:tab/><text:tab/><text:tab/></text:span><text:span text:style-name="T22">return</text:span><text:span text:style-name="T20"> </text:span><text:span text:style-name="T22">null</text:span><text:span text:style-name="T20">;</text:span></text:p>
      <text:p text:style-name="P15"><text:tab/>}</text:p>
      <text:p text:style-name="P13"/>
      <text:p text:style-name="P12"><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2"><text:soft-page-break/><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2"><text:span text:style-name="T20"><text:tab/></text:span><text:span text:style-name="T22">private</text:span><text:span text:style-name="T20"> Properties </text:span><text:span text:style-name="T23">prop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2"><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3"/>
      <text:p text:style-name="P12"><text:span text:style-name="T20"><text:tab/></text:span><text:span text:style-name="T28">/*</text:span></text:p>
      <text:p text:style-name="P14"><text:tab/> * Example:</text:p>
      <text:p text:style-name="P14"><text:tab/> * </text:p>
      <text:p text:style-name="P14"><text:tab/> * DB2_DatabaseURL=jdbc\:arjuna\:sequelink\://qa02\:20001</text:p>
      <text:p text:style-name="P14"><text:tab/> * DB2_DatabaseUser=tester2 DB2_DatabasePassword=tester</text:p>
      <text:p text:style-name="P14"><text:tab/> * DB2_DatabaseDynamicClass=com.arjuna.ats.internal.jdbc.drivers.sequelink_5_1</text:p>
      <text:p text:style-name="P14"><text:tab/> * </text:p>
      <text:p text:style-name="P14"><text:tab/> * DB_JNDI_DatabaseURL=jdbc\:arjuna\:jndi DB_JNDI_DatabaseUser=tester1</text:p>
      <text:p text:style-name="P14"><text:tab/> * DB_JNDI_DatabasePassword=tester DB_JNDI_DatabaseName=empay</text:p>
      <text:p text:style-name="P14"><text:tab/> * DB_JNDI_Host=qa02 DB_JNDI_Port=20000</text:p>
      <text:p text:style-name="P14"><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xml:id="list931231735" text:continue-list="list1702933606" text:style-name="WW8Num30">
        <text:list-item>
          <text:p text:style-name="arj-chapternumber"/>
        </text:list-item>
      </text:list>
      <text:p text:style-name="P28">Configuring JBossJTA</text:p>
      <text:p text:style-name="P31">Configuration options</text:p>
      <text:p text:style-name="P21"><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Configuration Name</text:p>
          </table:table-cell>
          <table:table-cell table:style-name="Table3.A1" office:value-type="string">
            <text:p text:style-name="P22">Possible Values</text:p>
          </table:table-cell>
          <table:table-cell table:style-name="Table3.C1" office:value-type="string">
            <text:p text:style-name="P22">Relevant Section</text:p>
          </table:table-cell>
        </table:table-row>
        <table:table-row table:style-name="Table3.1">
          <table:table-cell table:style-name="Table3.A2" office:value-type="string">
            <text:p text:style-name="P22">com.arjuna.ats.jta.supportSubtransactions</text:p>
          </table:table-cell>
          <table:table-cell table:style-name="Table3.A2" office:value-type="string">
            <text:p text:style-name="P22"><text:span text:style-name="T4">YES</text:span>/NO</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jtaTMImplementation</text:p>
          </table:table-cell>
          <table:table-cell table:style-name="Table3.A2" office:value-type="string">
            <text:p text:style-name="P22">com.arjuna.ats.internal.jta.transaction.arjunacore.TransactionManagerImple/com.arjuna.ats.internal.jta.transaction.jts.TransactionManagerImple</text:p>
          </table:table-cell>
          <table:table-cell table:style-name="Table3.C2" office:value-type="string">
            <text:p text:style-name="P22"><text:bookmark-ref text:reference-format="chapter" text:ref-name="_Ref42233638"/></text:p>
          </table:table-cell>
        </table:table-row>
        <table:table-row table:style-name="Table3.1">
          <table:table-cell table:style-name="Table3.A2" office:value-type="string">
            <text:p text:style-name="P23">com.arjuna.ats.jta.jtaUTImplementation</text:p>
          </table:table-cell>
          <table:table-cell table:style-name="Table3.A2" office:value-type="string">
            <text:p text:style-name="P23">com.arjuna.ats.internal.jta.transaction.arjunacore.UserTransactionImple/com.arjuna.ats.internal.jta.transaction.jts.UserTransactionImple</text:p>
          </table:table-cell>
          <table:table-cell table:style-name="Table3.C2" office:value-type="string">
            <text:p text:style-name="P22"><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2">com.arjuna.ats.jta.xaBackoffPeriod</text:p>
          </table:table-cell>
          <table:table-cell table:style-name="Table3.A2" office:value-type="string">
            <text:p text:style-name="P22"/>
          </table:table-cell>
          <table:table-cell table:style-name="Table3.C2" office:value-type="string">
            <text:p text:style-name="P22"/>
          </table:table-cell>
        </table:table-row>
        <table:table-row table:style-name="Table3.1">
          <table:table-cell table:style-name="Table3.A2" office:value-type="string">
            <text:p text:style-name="P22">com.arjuna.ats.jdbc.isolationLevel</text:p>
          </table:table-cell>
          <table:table-cell table:style-name="Table3.A2" office:value-type="string">
            <text:p text:style-name="P22">Any supported JDBC isolation level.</text:p>
          </table:table-cell>
          <table:table-cell table:style-name="Table3.C2" office:value-type="string">
            <text:p text:style-name="P22"><text:bookmark-ref text:reference-format="chapter" text:ref-name="_Ref42233526"/></text:p>
          </table:table-cell>
        </table:table-row>
        <table:table-row table:style-name="Table3.1">
          <table:table-cell table:style-name="Table3.A2" office:value-type="string">
            <text:p text:style-name="P22">com.arjuna.ats.jta.xaTransactionTimetouEnabled</text:p>
          </table:table-cell>
          <table:table-cell table:style-name="Table3.A2" office:value-type="string">
            <text:p text:style-name="P22"><text:span text:style-name="T4">true</text:span>/false</text:p>
          </table:table-cell>
          <table:table-cell table:style-name="Table3.C2" office:value-type="string">
            <text:p text:style-name="P22">Chapter 3</text:p>
          </table:table-cell>
        </table:table-row>
        <table:table-row table:style-name="Table3.1">
          <table:table-cell table:style-name="Table3.A2" office:value-type="string">
            <text:p text:style-name="P24"/>
          </table:table-cell>
          <table:table-cell table:style-name="Table3.A2" office:value-type="string">
            <text:p text:style-name="P22"/>
          </table:table-cell>
          <table:table-cell table:style-name="Table3.C2" office:value-type="string">
            <text:p text:style-name="P22"/>
          </table:table-cell>
        </table:table-row>
      </table:table>
      <text:p text:style-name="arj-figure">Table <text:sequence text:ref-name="refTable2" text:name="Table" text:formula="ooow:Table+1" style:num-format="1">3</text:sequence>: JBossJTA configuration options.</text:p>
      <text:list xml:id="list2168648319" text:continue-numbering="true" text:style-name="WW8Num30">
        <text:list-item>
          <text:p text:style-name="arj-chapternumber"/>
        </text:list-item>
      </text:list>
      <text:p text:style-name="P28">Using JBossJTA in application servers</text:p>
      <text:p text:style-name="Heading_20_1">JBOSS Application Server</text:p>
      <text:h text:style-name="P42" text:outline-level="2">Configuration</text:h>
      <text:list xml:id="list1201563130" text:continue-list="list466250518" text:style-name="WW8Num16">
        <text:list-item>
          <text:list>
            <text:list-item>
              <text:list>
                <text:list-item>
                  <text:p text:style-name="P46">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9"><text:s text:c="2"/><text:span text:style-name="T29">&lt;mbean <text:tab/>code="com.arjuna.ats.jbossatx.jts.TransactionManagerService" </text:span></text:p>
      <text:p text:style-name="P29"><text:span text:style-name="T29"><text:tab/></text:span>name="jboss:service=TransactionManager"&gt;</text:p>
      <text:p text:style-name="P29"/>
      <text:p text:style-name="P29"><text:tab/>&lt;attribute name="TransactionTimeout"&gt;300&lt;/attribute&gt;</text:p>
      <text:p text:style-name="P29"><text:tab/>&lt;attribute name="StatisticsEnabled"&gt;true&lt;/attribute&gt;</text:p>
      <text:p text:style-name="P29"/>
      <text:p text:style-name="P29"><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42" text:outline-level="2"><text:soft-page-break/>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ts-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42" text:outline-level="2">The services</text:h>
      <text:p text:style-name="arj-paragraph">There is currently one service offered by the JBOSS integration. In this section we shall discuss what this service does.</text:p>
      <text:list xml:id="list1498667847" text:continue-numbering="true" text:style-name="WW8Num16">
        <text:list-item>
          <text:list>
            <text:list-item>
              <text:list>
                <text:list-item>
                  <text:p text:style-name="P45">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xml:id="list1049143520" text:continue-list="list271778821"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41"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5">AutoCommit<text:tab/>30</text:p>
            <text:p text:style-name="P35">DataSource<text:tab/>26</text:p>
            <text:p text:style-name="P35">Dynamic class instantiation<text:tab/>27</text:p>
            <text:p text:style-name="P35">Enlisting resources<text:tab/>12</text:p>
            <text:p text:style-name="P35">Example<text:tab/>31</text:p>
            <text:p text:style-name="P35">Failure recovery<text:tab/>22</text:p>
            <text:p text:style-name="P35">JBoss Transactions compliance<text:tab/>8</text:p>
            <text:p text:style-name="P35">JBoss Transactions restrictions<text:tab/>24</text:p>
            <text:p text:style-name="P35">JDBC 2.0<text:tab/>24</text:p>
            <text:p text:style-name="P36"><text:s/>properties<text:tab/>26</text:p>
            <text:p text:style-name="P35">JDBC2 Recovery<text:tab/>22</text:p>
            <text:p text:style-name="P35">JNDI string extension<text:tab/>27</text:p>
            <text:p text:style-name="P35">Loading drivers<text:tab/>25</text:p>
            <text:p text:style-name="P35">Making connections<text:tab/>26</text:p>
            <text:p text:style-name="P35">Package<text:tab/>9</text:p>
            <text:p text:style-name="P35">Property variables<text:tab/></text:p>
            <text:p text:style-name="P36">XAResourceRecovery<text:tab/>22</text:p>
            <text:p text:style-name="P35">Relationship to JTA<text:tab/>26</text:p>
            <text:p text:style-name="P35">Supported JDBC drivers<text:tab/>24</text:p>
            <text:p text:style-name="P35">Thread restrictions<text:tab/>10</text:p>
            <text:p text:style-name="P36">suspending and resuming transactions<text:tab/>11</text:p>
            <text:p text:style-name="P36">terminating transactions<text:tab/>11</text:p>
            <text:p text:style-name="P35">Transaction synchronization<text:tab/>12</text:p>
            <text:p text:style-name="P35">Transactional drivers<text:tab/>25</text:p>
            <text:p text:style-name="P35">Transactional Objects for Java<text:tab/></text:p>
            <text:p text:style-name="P36">configuration<text:tab/>37</text:p>
            <text:p text:style-name="P35">TransactionManager<text:tab/>10</text:p>
            <text:p text:style-name="P35">Transactions<text:tab/></text:p>
            <text:p text:style-name="P36"><text:s/>global default timeout value<text:tab/>19</text:p>
            <text:p text:style-name="P36"><text:s/>timeout values<text:tab/>19</text:p>
            <text:p text:style-name="P35">UserTransaction<text:tab/>9</text:p>
            <text:p text:style-name="P35">Using connections<text:tab/>29</text:p>
            <text:p text:style-name="P35">XADataSource<text:tab/>26</text:p>
            <text:p text:style-name="P35">XAResource<text:tab/>14, 26</text:p>
            <text:p text:style-name="P35">XAResource<text:tab/></text:p>
            <text:p text:style-name="P36">failure recovery<text:tab/>21</text:p>
            <text:p text:style-name="P36"><text:s/>setTransactionTimeout<text:tab/>19</text:p>
            <text:p text:style-name="P35">XAResourceRecovery<text:tab/>21, 22</text:p>
          </text:index-body>
        </text:alphabetical-index>
        <text:p text:style-name="P32"/>
        <text:h text:style-name="P44"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Courier New1" svg:font-family="'Courier New'" style:font-family-generic="modern" style:font-pitch="fixed"/>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note" style:list-style-name="WW8Num17" style:master-page-name="">
      <style:paragraph-properties fo:margin-left="-0.0043in" fo:margin-right="0in" fo:margin-top="0.0835in" fo:margin-bottom="0.0835in" fo:hyphenation-ladder-count="no-limit" fo:text-indent="0in" style:auto-text-indent="false" style:page-number="auto" fo:padding-left="0.0555in" fo:padding-right="0in" fo:padding-top="0in" fo:padding-bottom="0in" fo:border-left="0.0138in solid #000000" fo:border-right="none" fo:border-top="none" fo:border-bottom="none" text:number-lines="true" text:line-number="0">
        <style:tab-stops>
          <style:tab-stop style:position="1.1811in"/>
          <style:tab-stop style:position="1.502in"/>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3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0.7862in" fo:margin-right="0in" fo:margin-top="0.0417in" fo:margin-bottom="0.0417in" fo:orphans="2" fo:widows="2" fo:text-indent="0in"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table_20_number" style:display-name="table number" style:family="paragraph" style:parent-style-name="table_20_bullet" style:list-style-name="WW8Num14">
      <style:paragraph-properties fo:margin-left="0in" fo:margin-right="0in" fo:text-indent="0in" style:auto-text-indent="false"/>
    </style:style>
    <style:style style:name="Blank_20_page_20_header" style:display-name="Blank page header" style:family="paragraph" style:parent-style-name="Header" style:list-style-name="WW8Num27">
      <style:paragraph-properties fo:margin-left="-0.5in" fo:margin-right="0in" fo:margin-top="0.1252in" fo:margin-bottom="0.2083in" fo:text-align="end" style:justify-single-word="false" fo:text-indent="0in"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0.75in" fo:margin-right="0in" fo:orphans="2" fo:widows="2" fo:text-indent="0in"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1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3in"/>
          <style:tab-stop style:position="4in"/>
          <style:tab-stop style:position="5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in" fo:margin-right="0in" fo:margin-top="0.139in" fo:margin-bottom="0in" style:line-height-at-least="0.2083in" fo:text-indent="0in"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in" fo:margin-right="0in" fo:text-indent="0in" style:auto-text-indent="false"/>
    </style:style>
    <style:style style:name="Introduction_20_not_20_in_20_ToC1" style:display-name="Introduction not in ToC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0.6252in" fo:margin-right="0in" fo:text-indent="-0.5799in" style:auto-text-indent="false"/>
      <style:text-properties style:font-name="Futura Bk" style:font-weight-complex="normal"/>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0.7681in" fo:margin-right="0in" fo:margin-top="0.0835in" fo:margin-bottom="0in" fo:text-align="center" style:justify-single-word="false" fo:text-indent="0in" style:auto-text-indent="false"/>
      <style:text-properties style:font-size-complex="12pt"/>
    </style:style>
    <style:style style:name="table_20_heading5" style:display-name="table heading5"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0453in" fo:margin-right="0in" fo:text-indent="0in" style:auto-text-indent="false">
        <style:tab-stops/>
      </style:paragraph-properties>
      <style:text-properties style:font-name="Futura Bk" style:font-weight-complex="normal"/>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75in" text:min-label-width="0.25in"/>
      </text:list-level-style-number>
      <text:list-level-style-number text:level="2" style:num-suffix="."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format="" text:start-value="0">
        <style:list-level-properties/>
      </text:list-level-style-number>
      <text:list-level-style-number text:level="5" style:num-suffix="." style:num-format="1" text:display-levels="5">
        <style:list-level-properties text:space-before="1.75in" text:min-label-width="0.55in"/>
      </text:list-level-style-number>
      <text:list-level-style-number text:level="6" style:num-format="" text:start-value="0">
        <style:list-level-properties/>
      </text:list-level-style-number>
      <text:list-level-style-number text:level="7" style:num-suffix="." style:num-format="1" text:display-levels="5">
        <style:list-level-properties text:space-before="2.25in" text:min-label-width="0.75in"/>
      </text:list-level-style-number>
      <text:list-level-style-number text:level="8" style:num-suffix=".." style:num-format="1" text:display-levels="7">
        <style:list-level-properties text:space-before="2.5in" text:min-label-width="0.85in"/>
      </text:list-level-style-number>
      <text:list-level-style-number text:level="9" style:num-suffix=".." style:num-format="1" text:display-levels="8">
        <style:list-level-properties text:space-before="2.75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1299in" text:min-label-width="0.2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in" text:min-label-width="0.5472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1in" text:min-label-width="0.25in"/>
      </text:list-level-style-number>
      <text:list-level-style-number text:level="2" style:num-suffix="." style:num-format="1" text:display-levels="2">
        <style:list-level-properties text:space-before="1.25in" text:min-label-width="0.3in"/>
      </text:list-level-style-number>
      <text:list-level-style-number text:level="3" style:num-suffix="." style:num-format="1" text:display-levels="3">
        <style:list-level-properties text:space-before="1.5in" text:min-label-width="0.35in"/>
      </text:list-level-style-number>
      <text:list-level-style-number text:level="4" style:num-suffix="." style:num-format="1" text:display-levels="4">
        <style:list-level-properties text:space-before="1.75in" text:min-label-width="0.45in"/>
      </text:list-level-style-number>
      <text:list-level-style-number text:level="5" style:num-suffix="." style:num-format="1" text:display-levels="5">
        <style:list-level-properties text:space-before="2in" text:min-label-width="0.55in"/>
      </text:list-level-style-number>
      <text:list-level-style-number text:level="6" style:num-suffix="." style:num-format="1" text:display-levels="6">
        <style:list-level-properties text:space-before="2.25in" text:min-label-width="0.65in"/>
      </text:list-level-style-number>
      <text:list-level-style-number text:level="7" style:num-suffix="." style:num-format="1" text:display-levels="7">
        <style:list-level-properties text:space-before="2.5in" text:min-label-width="0.75in"/>
      </text:list-level-style-number>
      <text:list-level-style-number text:level="8" style:num-format="" text:start-value="0">
        <style:list-level-properties/>
      </text:list-level-style-number>
      <text:list-level-style-number text:level="9" style:num-suffix="." style:num-format="1" text:display-levels="9">
        <style:list-level-properties text:space-before="3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0" style:num-suffix="." text:bullet-char="">
        <style:list-level-properties text:space-before="0.5in" text:min-label-width="0.25in"/>
        <style:text-properties style:font-name="Symbol"/>
      </text:list-level-style-bullet>
      <text:list-level-style-bullet text:level="3" text:style-name="WW8Num29z2" style:num-suffix="." text:bullet-char="">
        <style:list-level-properties text:space-before="0.75in" text:min-label-width="0.25in"/>
        <style:text-properties style:font-name="Wingdings"/>
      </text:list-level-style-bullet>
      <text:list-level-style-bullet text:level="4" text:style-name="WW8Num29z2" style:num-suffix="." text:bullet-char="">
        <style:list-level-properties text:space-before="1in" text:min-label-width="0.25in"/>
        <style:text-properties style:font-name="Wingdings"/>
      </text:list-level-style-bullet>
      <text:list-level-style-bullet text:level="5" text:style-name="WW8Num29z0" style:num-suffix="." text:bullet-char="">
        <style:list-level-properties text:space-before="1.25in" text:min-label-width="0.25in"/>
        <style:text-properties style:font-name="Symbol"/>
      </text:list-level-style-bullet>
      <text:list-level-style-bullet text:level="6" text:style-name="WW8Num29z2" style:num-suffix="." text:bullet-char="">
        <style:list-level-properties text:space-before="1.5in" text:min-label-width="0.25in"/>
        <style:text-properties style:font-name="Wingdings"/>
      </text:list-level-style-bullet>
      <text:list-level-style-bullet text:level="7" text:style-name="WW8Num29z2" style:num-suffix="." text:bullet-char="">
        <style:list-level-properties text:space-before="1.75in" text:min-label-width="0.25in"/>
        <style:text-properties style:font-name="Wingdings"/>
      </text:list-level-style-bullet>
      <text:list-level-style-bullet text:level="8" text:style-name="WW8Num29z0" style:num-suffix="." text:bullet-char="">
        <style:list-level-properties text:space-before="2in" text:min-label-width="0.25in"/>
        <style:text-properties style:font-name="Symbol"/>
      </text:list-level-style-bullet>
      <text:list-level-style-bullet text:level="9" text:style-name="WW8Num29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in" fo:margin-bottom="0.1945in" fo:text-align="end" style:justify-single-word="false"/>
    </style:style>
    <style:style style:name="MP2" style:family="paragraph" style:parent-style-name="Footer">
      <style:paragraph-properties fo:margin-top="0in" fo:margin-bottom="0.1945in"/>
    </style:style>
    <style:style style:name="MP3" style:family="paragraph" style:parent-style-name="Header">
      <style:paragraph-properties fo:margin-top="0in" fo:margin-bottom="0.1945in"/>
    </style:style>
    <style:style style:name="MP4" style:family="paragraph" style:parent-style-name="footereven">
      <style:paragraph-properties fo:margin-top="0in" fo:margin-bottom="0.1945in"/>
    </style:style>
    <style:style style:name="MP5" style:family="paragraph" style:parent-style-name="headerodd">
      <style:paragraph-properties fo:margin-top="0in" fo:margin-bottom="0.1945in"/>
    </style:style>
    <style:style style:name="MP6" style:family="paragraph" style:parent-style-name="Footer">
      <style:paragraph-properties fo:text-align="end" style:justify-single-word="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odd">
      <style:paragraph-properties fo:margin-left="0in" fo:margin-right="0in" fo:margin-top="0in" fo:margin-bottom="0.1945in" fo:text-indent="0in" style:auto-text-indent="false"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P11" style:family="paragraph" style:parent-style-name="Footer">
      <style:paragraph-properties fo:margin-left="-0.0138in" fo:margin-right="0in" fo:text-indent="0in" style:auto-text-indent="false"/>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40</text:page-number></text:p>
      </style:footer>
      <style:footer-left>
        <text:p text:style-name="MP2"><text:page-number style:num-format="1" text:select-page="current">40</text:page-number></text:p>
      </style:footer-left>
    </style:master-page>
    <style:master-page style:name="First_20_Page" style:display-name="First Page" style:page-layout-name="Mpm2" style:next-style-name="Standard">
      <style:header>
        <text:p text:style-name="MP3"/>
      </style:header>
      <style:footer>
        <text:p text:style-name="MP4"><text:span text:style-name="Page_20_Number">JBTA-PG</text:span>-<text:date style:data-style-name="N30" text:date-value="2009-01-27T10:49:15.99">1/27/09</text:date><text:tab/></text:p>
      </style:footer>
    </style:master-page>
    <style:master-page style:name="Convert_20_1" style:display-name="Convert 1" style:page-layout-name="Mpm2" style:next-style-name="Next_20_convert_20_1">
      <style:header>
        <text:p text:style-name="MP3"/>
      </style:header>
      <style:footer>
        <text:p text:style-name="MP4"><text:span text:style-name="Page_20_Number">ATA-PG</text:span>-<text:date style:data-style-name="N30" text:date-value="2009-01-27T10:49:15.99">1/27/09</text:date><text:tab/><text:span text:style-name="Page_20_Number"><text:page-number text:select-page="current">40</text:page-number></text:span></text:p>
      </style:footer>
    </style:master-page>
    <style:master-page style:name="Next_20_convert_20_1" style:display-name="Next convert 1" style:page-layout-name="Mpm2">
      <style:header>
        <text:p text:style-name="MP5"><text:tab/><text:tab/>Transports</text:p>
      </style:header>
      <style:header-left>
        <text:p text:style-name="MP3"/>
      </style:header-left>
      <style:footer>
        <text:p text:style-name="MP4"><text:span text:style-name="Page_20_Number">JBTA-PG</text:span>-<text:date style:data-style-name="N30" text:date-value="2009-01-27T10:49:15.99">1/27/09</text:date><text:span text:style-name="Page_20_Number"><text:tab/></text:span><text:span text:style-name="Page_20_Number"><text:page-number text:select-page="current">40</text:page-number></text:span></text:p>
      </style:footer>
      <style:footer-left>
        <text:p text:style-name="MP4"><text:span text:style-name="Page_20_Number"><text:page-number text:select-page="current">40</text:page-number></text:span><text:span text:style-name="Page_20_Number"><text:tab/>JBTA-PG-</text:span><text:span text:style-name="Page_20_Number"><text:date style:data-style-name="N30" text:date-value="2009-01-27T10:49:15.99">1/27/09</text:date></text:span><text:span text:style-name="Page_20_Number"> </text:span></text:p>
      </style:footer-left>
    </style:master-page>
    <style:master-page style:name="Convert_20_2" style:display-name="Convert 2" style:page-layout-name="Mpm3" style:next-style-name="Next_20_convert_20_2">
      <style:header>
        <text:p text:style-name="MP3"/>
      </style:header>
      <style:footer>
        <text:p text:style-name="MP6"><text:page-number text:select-page="current">40</text:page-number></text:p>
      </style:footer>
    </style:master-page>
    <style:master-page style:name="Next_20_convert_20_2" style:display-name="Next convert 2" style:page-layout-name="Mpm3">
      <style:header>
        <text:p text:style-name="MP7">Using JBossJTA in application servers</text:p>
      </style:header>
      <style:header-left>
        <text:p text:style-name="MP8"/>
      </style:header-left>
      <style:footer>
        <text:p text:style-name="Footer"/>
      </style:footer>
      <style:footer-left>
        <text:p text:style-name="Footer"><text:page-number text:select-page="current">40</text:page-number></text:p>
      </style:footer-left>
    </style:master-page>
    <style:master-page style:name="Convert_20_3" style:display-name="Convert 3" style:page-layout-name="Mpm4" style:next-style-name="Next_20_convert_20_3">
      <style:footer>
        <text:p text:style-name="Footer"><text:page-number text:select-page="current">40</text:page-number></text:p>
      </style:footer>
    </style:master-page>
    <style:master-page style:name="Next_20_convert_20_3" style:display-name="Next convert 3" style:page-layout-name="Mpm5">
      <style:header>
        <text:p text:style-name="MP9"/>
      </style:header>
      <style:header-left>
        <text:p text:style-name="MP10"/>
      </style:header-left>
      <style:footer>
        <text:p text:style-name="MP6"><text:page-number text:select-page="current">40</text:page-number></text:p>
      </style:footer>
      <style:footer-left>
        <text:p text:style-name="MP1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8-10T16:13:00</meta:creation-date>
    <dc:creator>Jonathan Halliday</dc:creator>
    <dc:date>2009-01-27T10:49:16</dc:date>
    <meta:print-date>2008-03-13T15:17:00</meta:print-date>
    <dc:language>en-US</dc:language>
    <meta:editing-cycles>119</meta:editing-cycles>
    <meta:editing-duration>PT322H38M24S</meta:editing-duration>
    <meta:document-statistic meta:table-count="3" meta:image-count="1" meta:object-count="0" meta:page-count="42" meta:paragraph-count="674" meta:word-count="10684" meta:character-count="78300"/>
    <meta:user-defined meta:name="Info 1"/>
    <meta:user-defined meta:name="Info 2"/>
    <meta:user-defined meta:name="Info 3"/>
    <meta:user-defined meta:name="Info 4"/>
  </office:meta>
</office:document-meta>
</file>